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fo:color="#666666" loext:opacity="100%" style:font-name="Trebuchet MS" fo:font-size="12pt" officeooo:rsid="002a1c62" officeooo:paragraph-rsid="000e86a2" style:font-name-asian="Open Sans1" style:font-size-asian="12pt" style:font-name-complex="Open Sans1" style:font-size-complex="12pt"/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6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Open Sans" style:font-name-asian="Open Sans1" style:font-name-complex="Open Sans1"/>
    </style:style>
    <style:style style:name="P7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251b8e" officeooo:paragraph-rsid="000d45a9" style:font-name-asian="Open Sans1" style:font-size-asian="12pt" style:font-name-complex="Open Sans1" style:font-size-complex="12pt"/>
    </style:style>
    <style:style style:name="P8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0fcc3c" officeooo:paragraph-rsid="000fcc3c" style:font-name-asian="Open Sans1" style:font-size-asian="12pt" style:font-name-complex="Open Sans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0c6bca" officeooo:paragraph-rsid="000beef5" style:font-name-asian="Open Sans1" style:font-size-asian="12pt" style:font-name-complex="Open Sans1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d12be" officeooo:paragraph-rsid="000beef5" style:font-name-asian="Open Sans1" style:font-size-asian="12pt" style:font-name-complex="Open Sans1" style:font-size-complex="12pt"/>
    </style:style>
    <style:style style:name="P11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0beef5" officeooo:paragraph-rsid="000beef5" style:font-name-asian="Open Sans1" style:font-size-asian="12pt" style:font-name-complex="Open Sans1" style:font-size-complex="12pt"/>
    </style:style>
    <style:style style:name="P12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officeooo:paragraph-rsid="000d3daa" style:font-name-asian="Open Sans1" style:font-name-complex="Open Sans1"/>
    </style:style>
    <style:style style:name="P13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a1c62" officeooo:paragraph-rsid="000e86a2" style:font-size-asian="12pt" style:font-size-complex="12pt"/>
    </style:style>
    <style:style style:name="P14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paragraph-rsid="000e86a2" style:font-name-asian="Open Sans1" style:font-size-asian="12pt" style:font-name-complex="Open Sans1" style:font-size-complex="12pt"/>
    </style:style>
    <style:style style:name="P15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9e253" officeooo:paragraph-rsid="000e86a2" style:font-name-asian="Open Sans1" style:font-size-asian="12pt" style:font-name-complex="Open Sans1" style:font-size-complex="12pt"/>
    </style:style>
    <style:style style:name="P16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98919" officeooo:paragraph-rsid="000e86a2" style:font-name-asian="PT Sans Narrow1" style:font-size-asian="12pt" style:font-name-complex="PT Sans Narrow1" style:font-size-complex="12pt"/>
    </style:style>
    <style:style style:name="P17" style:family="paragraph" style:parent-style-name="Standard">
      <style:paragraph-properties fo:margin-top="0.212cm" fo:margin-bottom="0cm" style:contextual-spacing="false" fo:line-height="120%"/>
      <style:text-properties style:font-name="Trebuchet MS" officeooo:paragraph-rsid="000e86a2"/>
    </style:style>
    <style:style style:name="P18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style:font-name-asian="PT Sans Narrow1" style:font-name-complex="PT Sans Narrow1"/>
    </style:style>
    <style:style style:name="P19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paragraph-rsid="000e86a2" style:font-name-asian="PT Sans Narrow1" style:font-name-complex="PT Sans Narrow1"/>
    </style:style>
    <style:style style:name="P20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officeooo:paragraph-rsid="000beef5"/>
    </style:style>
    <style:style style:name="P21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95d46" loext:opacity="100%" style:font-name="Trebuchet MS" fo:font-size="12pt" officeooo:rsid="0029e253" officeooo:paragraph-rsid="000e86a2" style:font-name-asian="Open Sans1" style:font-size-asian="12pt" style:font-name-complex="Open Sans1" style:font-size-complex="12pt"/>
    </style:style>
    <style:style style:name="P22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95d46" loext:opacity="100%" style:font-name="Trebuchet MS" fo:font-size="12pt" officeooo:paragraph-rsid="000beef5" style:font-name-asian="Open Sans1" style:font-size-asian="12pt" style:font-name-complex="Open Sans1" style:font-size-complex="12pt"/>
    </style:style>
    <style:style style:name="P23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66666" loext:opacity="100%" style:font-name="Trebuchet MS" fo:font-size="12pt" officeooo:rsid="000e86a2" officeooo:paragraph-rsid="000e86a2" style:font-name-asian="Open Sans1" style:font-size-asian="12pt" style:font-name-complex="Open Sans1" style:font-size-complex="12pt"/>
    </style:style>
    <style:style style:name="P24" style:family="paragraph" style:parent-style-name="Heading_20_1">
      <style:paragraph-properties fo:margin-top="0.847cm" fo:margin-bottom="0cm" style:contextual-spacing="false" fo:line-height="130%" fo:orphans="0" fo:widows="0"/>
      <style:text-properties fo:color="#ff5e0e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5" style:family="paragraph" style:parent-style-name="Heading_20_1">
      <style:paragraph-properties fo:margin-top="0.847cm" fo:margin-bottom="0cm" style:contextual-spacing="false" fo:line-height="130%" fo:orphans="0" fo:widows="0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6" style:family="paragraph" style:parent-style-name="Heading_20_1">
      <style:paragraph-properties fo:margin-top="0.847cm" fo:margin-bottom="0cm" style:contextual-spacing="false" fo:line-height="130%" fo:orphans="0" fo:widows="0" fo:break-before="page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7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rsid="002a1c62" officeooo:paragraph-rsid="000e86a2" style:font-name-asian="PT Sans Narrow1" style:font-name-complex="PT Sans Narrow1"/>
    </style:style>
    <style:style style:name="P28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fo:font-size="16pt" fo:font-weight="normal" officeooo:rsid="002a1c62" officeooo:paragraph-rsid="000e86a2" style:font-name-asian="PT Sans Narrow1" style:font-size-asian="16pt" style:font-weight-asian="normal" style:font-name-complex="PT Sans Narrow1" style:font-size-complex="16pt"/>
    </style:style>
    <style:style style:name="P29" style:family="paragraph" style:parent-style-name="Title" style:master-page-name="Standard">
      <style:paragraph-properties fo:text-align="center" style:justify-single-word="false" style:page-number="1"/>
      <style:text-properties fo:color="#38761d" loext:opacity="100%" style:font-name="Trebuchet MS1" fo:font-weight="bold" style:font-name-asian="Trebuchet MS2" style:font-weight-asian="bold" style:font-name-complex="Trebuchet MS2"/>
    </style:style>
    <style:style style:name="P30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style:font-name-asian="Open Sans1" style:font-size-asian="12pt" style:font-name-complex="Open Sans1" style:font-size-complex="12pt"/>
    </style:style>
    <style:style style:name="P31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0c95c" officeooo:paragraph-rsid="000e86a2" style:font-name-asian="Open Sans1" style:font-size-asian="12pt" style:font-name-complex="Open Sans1" style:font-size-complex="12pt"/>
    </style:style>
    <style:style style:name="P32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1b318" officeooo:paragraph-rsid="000e86a2" style:font-name-asian="Open Sans1" style:font-size-asian="12pt" style:font-name-complex="Open Sans1" style:font-size-complex="12pt"/>
    </style:style>
    <style:style style:name="P33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style:font-name-asian="Open Sans1" style:font-size-asian="12pt" style:font-name-complex="Open Sans1" style:font-size-complex="12pt"/>
    </style:style>
    <style:style style:name="P34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Open Sans" style:font-name-asian="Open Sans1" style:font-name-complex="Open Sans1"/>
    </style:style>
    <style:style style:name="P35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0c95c" officeooo:paragraph-rsid="000e86a2" style:font-name-asian="Open Sans1" style:font-size-asian="12pt" style:font-name-complex="Open Sans1" style:font-size-complex="12pt"/>
    </style:style>
    <style:style style:name="P36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298919" officeooo:paragraph-rsid="000e86a2" style:font-name-asian="Open Sans1" style:font-size-asian="12pt" style:font-name-complex="Open Sans1" style:font-size-complex="12pt"/>
    </style:style>
    <style:style style:name="P37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0e86a2" officeooo:paragraph-rsid="000e86a2" style:font-name-asian="Open Sans1" style:font-size-asian="12pt" style:font-name-complex="Open Sans1" style:font-size-complex="12pt"/>
    </style:style>
    <style:style style:name="P38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1b318" officeooo:paragraph-rsid="000e86a2" style:font-name-asian="Open Sans1" style:font-size-asian="12pt" style:font-name-complex="Open Sans1" style:font-size-complex="12pt"/>
    </style:style>
    <style:style style:name="P39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0b5b6" officeooo:paragraph-rsid="0010b5b6" style:font-name-asian="Open Sans1" style:font-size-asian="12pt" style:font-name-complex="Open Sans1" style:font-size-complex="12pt"/>
    </style:style>
    <style:style style:name="P40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298919" officeooo:paragraph-rsid="000e86a2" style:font-size-asian="12pt" style:font-size-complex="12pt"/>
    </style:style>
    <style:style style:name="P41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0d1e30" officeooo:paragraph-rsid="000d3daa" style:font-name-asian="Open Sans1" style:font-size-asian="12pt" style:font-name-complex="Open Sans1" style:font-size-complex="12pt"/>
    </style:style>
    <style:style style:name="P42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201496" officeooo:paragraph-rsid="000d3daa" style:font-name-asian="Open Sans1" style:font-size-asian="12pt" style:font-name-complex="Open Sans1" style:font-size-complex="12pt"/>
    </style:style>
    <style:style style:name="P43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2163f7" officeooo:paragraph-rsid="000d3daa" style:font-name-asian="Open Sans1" style:font-size-asian="12pt" style:font-name-complex="Open Sans1" style:font-size-complex="12pt"/>
    </style:style>
    <style:style style:name="P44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0eed17" officeooo:paragraph-rsid="000d3daa" style:font-name-asian="Open Sans1" style:font-size-asian="12pt" style:font-name-complex="Open Sans1" style:font-size-complex="12pt"/>
    </style:style>
    <style:style style:name="P45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2277a2" officeooo:paragraph-rsid="000d3daa" style:font-name-asian="Open Sans1" style:font-size-asian="12pt" style:font-name-complex="Open Sans1" style:font-size-complex="12pt"/>
    </style:style>
    <style:style style:name="P46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10b705" officeooo:paragraph-rsid="000d3daa" style:font-name-asian="Open Sans1" style:font-size-asian="12pt" style:font-name-complex="Open Sans1" style:font-size-complex="12pt"/>
    </style:style>
    <style:style style:name="P47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Open Sans" style:font-name-asian="Open Sans1" style:font-name-complex="Open Sans1"/>
    </style:style>
    <style:style style:name="P48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251b8e" officeooo:paragraph-rsid="000d3daa" style:font-name-asian="Open Sans1" style:font-size-asian="12pt" style:font-name-complex="Open Sans1" style:font-size-complex="12pt"/>
    </style:style>
    <style:style style:name="P49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0c95c" officeooo:paragraph-rsid="000d3daa" style:font-name-asian="Open Sans1" style:font-size-asian="12pt" style:font-name-complex="Open Sans1" style:font-size-complex="12pt"/>
    </style:style>
    <style:style style:name="P50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3b5df" officeooo:paragraph-rsid="0013b5df" style:font-name-asian="Open Sans1" style:font-size-asian="12pt" style:font-name-complex="Open Sans1" style:font-size-complex="12pt"/>
    </style:style>
    <style:style style:name="P51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a1c62" officeooo:paragraph-rsid="000e86a2" style:font-name-asian="PT Sans Narrow1" style:font-size-asian="12pt" style:font-name-complex="PT Sans Narrow1" style:font-size-complex="12pt"/>
    </style:style>
    <style:style style:name="P52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paragraph-rsid="001550d7" style:font-name-asian="Open Sans1" style:font-size-asian="12pt" style:font-name-complex="Open Sans1" style:font-size-complex="12pt"/>
    </style:style>
    <style:style style:name="T1" style:family="text">
      <style:text-properties fo:color="#38761d" loext:opacity="100%" fo:font-weight="bold" style:font-weight-asian="bold"/>
    </style:style>
    <style:style style:name="T2" style:family="text">
      <style:text-properties fo:font-variant="normal" fo:text-transform="none" fo:color="#38761d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name-asian="Arial1" style:font-style-asian="normal" style:font-weight-asian="normal" style:font-name-complex="Arial1"/>
    </style:style>
    <style:style style:name="T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0e86a2" style:font-name-asian="Arial1" style:font-style-asian="normal" style:font-weight-asian="normal" style:font-name-complex="Arial1"/>
    </style:style>
    <style:style style:name="T5" style:family="text">
      <style:text-properties fo:color="#008575" loext:opacity="100%" style:font-name="PT Sans Narrow" fo:font-size="16pt" fo:font-weight="normal" officeooo:rsid="000c6bca" style:font-name-asian="PT Sans Narrow1" style:font-size-asian="16pt" style:font-weight-asian="normal" style:font-name-complex="PT Sans Narrow1" style:font-size-complex="16pt"/>
    </style:style>
    <style:style style:name="T6" style:family="text">
      <style:text-properties fo:color="#008575" loext:opacity="100%" style:font-name="PT Sans Narrow" fo:font-size="16pt" fo:font-weight="normal" officeooo:rsid="000beef5" style:font-name-asian="PT Sans Narrow1" style:font-size-asian="16pt" style:font-weight-asian="normal" style:font-name-complex="PT Sans Narrow1" style:font-size-complex="16pt"/>
    </style:style>
    <style:style style:name="T7" style:family="text">
      <style:text-properties fo:color="#008575" loext:opacity="100%" style:font-name="PT Sans Narrow" fo:font-size="24pt" fo:font-weight="normal" officeooo:rsid="000c6bca" style:font-name-asian="PT Sans Narrow1" style:font-size-asian="24pt" style:font-weight-asian="normal" style:font-name-complex="PT Sans Narrow1" style:font-size-complex="24pt"/>
    </style:style>
    <style:style style:name="T8" style:family="text">
      <style:text-properties fo:color="#008575" loext:opacity="100%" style:font-name="PT Sans Narrow" fo:font-size="24pt" fo:font-weight="normal" officeooo:rsid="000beef5" style:font-name-asian="PT Sans Narrow1" style:font-size-asian="24pt" style:font-weight-asian="normal" style:font-name-complex="PT Sans Narrow1" style:font-size-complex="24pt"/>
    </style:style>
    <style:style style:name="T9" style:family="text">
      <style:text-properties officeooo:rsid="002277a2"/>
    </style:style>
    <style:style style:name="T10" style:family="text">
      <style:text-properties officeooo:rsid="00243b05"/>
    </style:style>
    <style:style style:name="T11" style:family="text">
      <style:text-properties officeooo:rsid="00201496"/>
    </style:style>
    <style:style style:name="T12" style:family="text">
      <style:text-properties officeooo:rsid="001d12be"/>
    </style:style>
    <style:style style:name="T13" style:family="text">
      <style:text-properties officeooo:rsid="001e2fbf"/>
    </style:style>
    <style:style style:name="T14" style:family="text">
      <style:text-properties officeooo:rsid="000d1e30"/>
    </style:style>
    <style:style style:name="T15" style:family="text">
      <style:text-properties officeooo:rsid="00183cb3"/>
    </style:style>
    <style:style style:name="T16" style:family="text">
      <style:text-properties officeooo:rsid="000beef5"/>
    </style:style>
    <style:style style:name="T17" style:family="text">
      <style:text-properties officeooo:rsid="000d3daa"/>
    </style:style>
    <style:style style:name="T18" style:family="text">
      <style:text-properties officeooo:rsid="00198b6a"/>
    </style:style>
    <style:style style:name="T19" style:family="text">
      <style:text-properties officeooo:rsid="002163f7"/>
    </style:style>
    <style:style style:name="T20" style:family="text">
      <style:text-properties fo:font-size="12pt" officeooo:rsid="00251b8e" style:font-size-asian="12pt" style:font-size-complex="12pt"/>
    </style:style>
    <style:style style:name="T21" style:family="text">
      <style:text-properties fo:font-size="12pt" officeooo:rsid="0010c95c" style:font-size-asian="12pt" style:font-size-complex="12pt"/>
    </style:style>
    <style:style style:name="T22" style:family="text">
      <style:text-properties style:font-name-asian="Open Sans1" style:font-name-complex="Open Sans1"/>
    </style:style>
    <style:style style:name="T23" style:family="text">
      <style:text-properties officeooo:rsid="0011b318" style:font-name-asian="Open Sans1" style:font-name-complex="Open Sans1"/>
    </style:style>
    <style:style style:name="T24" style:family="text">
      <style:text-properties fo:font-weight="normal" style:font-name-asian="PT Sans Narrow1" style:font-weight-asian="normal" style:font-name-complex="PT Sans Narrow1"/>
    </style:style>
    <style:style style:name="T25" style:family="text">
      <style:text-properties fo:font-weight="normal" officeooo:rsid="0012fed5" style:font-name-asian="PT Sans Narrow1" style:font-weight-asian="normal" style:font-name-complex="PT Sans Narrow1"/>
    </style:style>
    <style:style style:name="T26" style:family="text">
      <style:text-properties fo:color="#695d46" loext:opacity="100%" fo:font-size="12pt" officeooo:rsid="0010c95c" style:font-name-asian="Open Sans1" style:font-size-asian="12pt" style:font-name-complex="Open Sans1" style:font-size-complex="12pt"/>
    </style:style>
    <style:style style:name="T27" style:family="text">
      <style:text-properties fo:color="#695d46" loext:opacity="100%" fo:font-size="12pt" officeooo:rsid="00251b8e" style:font-name-asian="Open Sans1" style:font-size-asian="12pt" style:font-name-complex="Open Sans1" style:font-size-complex="12pt"/>
    </style:style>
    <style:style style:name="T28" style:family="text">
      <style:text-properties officeooo:rsid="000e86a2"/>
    </style:style>
    <style:style style:name="T29" style:family="text">
      <style:text-properties officeooo:rsid="00298919"/>
    </style:style>
    <style:style style:name="T30" style:family="text">
      <style:text-properties officeooo:rsid="0029e253"/>
    </style:style>
    <style:style style:name="T31" style:family="text">
      <style:text-properties officeooo:rsid="000fcc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5mw9lm6ojva"/>Modèle de fiche de poste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yf3tdka4if6" text:style-name="Index_20_Link" text:visited-style-name="Index_20_Link"><text:span text:style-name="T1">L’identification du poste</text:span></text:a><text:span text:style-name="T1"><text:tab/>2</text:span></text:p>
          <text:p text:style-name="P4"><text:a xlink:type="simple" xlink:href="#_yehrgi5plxip" text:style-name="Index_20_Link" text:visited-style-name="Index_20_Link"><text:span text:style-name="T2">Intitulé du poste</text:span></text:a><text:span text:style-name="T2"><text:tab/>2</text:span></text:p>
          <text:p text:style-name="P4"><text:a xlink:type="simple" xlink:href="#_lojggl9umgqn" text:style-name="Index_20_Link" text:visited-style-name="Index_20_Link"><text:span text:style-name="T2">Description brève du poste</text:span></text:a><text:span text:style-name="T2"><text:tab/>2</text:span></text:p>
          <text:p text:style-name="P4"><text:a xlink:type="simple" xlink:href="#_3mbb0adk613m" text:style-name="Index_20_Link" text:visited-style-name="Index_20_Link"><text:span text:style-name="T2">Missions confiées</text:span></text:a><text:span text:style-name="T2"><text:tab/>2</text:span></text:p>
          <text:p text:style-name="P2"><text:a xlink:type="simple" xlink:href="#_iguw8nkqy3m1" text:style-name="Index_20_Link" text:visited-style-name="Index_20_Link"><text:span text:style-name="T1">Environnement du poste de travail</text:span></text:a><text:span text:style-name="T1"><text:tab/>3</text:span></text:p>
          <text:p text:style-name="P4"><text:a xlink:type="simple" xlink:href="#_ya9ldh31040g" text:style-name="Index_20_Link" text:visited-style-name="Index_20_Link"><text:span text:style-name="T2">Rattachement hiérarchique</text:span></text:a><text:span text:style-name="T2"><text:tab/>3</text:span></text:p>
          <text:p text:style-name="P4"><text:a xlink:type="simple" xlink:href="#_kxzde1sl79s3" text:style-name="Index_20_Link" text:visited-style-name="Index_20_Link"><text:span text:style-name="T2">Lieu de travail</text:span></text:a><text:span text:style-name="T2"><text:tab/>3</text:span></text:p>
          <text:p text:style-name="P4"><text:a xlink:type="simple" xlink:href="#_am51yn6vjykw" text:style-name="Index_20_Link" text:visited-style-name="Index_20_Link"><text:span text:style-name="T2">Mobilité géographique</text:span></text:a><text:span text:style-name="T2"><text:tab/>3</text:span></text:p>
          <text:p text:style-name="P4"><text:a xlink:type="simple" xlink:href="#_d3333iukpw7" text:style-name="Index_20_Link" text:visited-style-name="Index_20_Link"><text:span text:style-name="T2">Horaires</text:span></text:a><text:span text:style-name="T2"><text:tab/>3</text:span></text:p>
          <text:p text:style-name="P2"><text:a xlink:type="simple" xlink:href="#_2np557f0sq81" text:style-name="Index_20_Link" text:visited-style-name="Index_20_Link"><text:span text:style-name="T1">Aspects liés au contrat de travail</text:span></text:a><text:span text:style-name="T1"><text:tab/>4</text:span></text:p>
          <text:p text:style-name="P4"><text:a xlink:type="simple" xlink:href="#_nrgx9d7e9lhs" text:style-name="Index_20_Link" text:visited-style-name="Index_20_Link"><text:span text:style-name="T2">Le statut</text:span></text:a><text:span text:style-name="T2"><text:tab/>4</text:span></text:p>
          <text:p text:style-name="P4"><text:a xlink:type="simple" xlink:href="#_ch1xogkq8nq2" text:style-name="Index_20_Link" text:visited-style-name="Index_20_Link"><text:span text:style-name="T2">Le type de contrat de travail</text:span></text:a><text:span text:style-name="T2"><text:tab/>4</text:span></text:p>
          <text:p text:style-name="P4"><text:a xlink:type="simple" xlink:href="#_b2nh6qhkntia" text:style-name="Index_20_Link" text:visited-style-name="Index_20_Link"><text:span text:style-name="T2">Rémunération</text:span></text:a><text:span text:style-name="T2"><text:tab/>4</text:span></text:p>
          <text:p text:style-name="P4"><text:a xlink:type="simple" xlink:href="#_cbey8oml72ps" text:style-name="Index_20_Link" text:visited-style-name="Index_20_Link"><text:span text:style-name="T2">Modalités de temps de travail</text:span></text:a><text:span text:style-name="T2"><text:tab/>4</text:span></text:p>
          <text:p text:style-name="P4"><text:a xlink:type="simple" xlink:href="#_t0a1gynud9mw" text:style-name="Index_20_Link" text:visited-style-name="Index_20_Link"><text:span text:style-name="T2">Diplômes requis</text:span></text:a><text:span text:style-name="T2"><text:tab/>4</text:span></text:p>
          <text:p text:style-name="P2"><text:a xlink:type="simple" xlink:href="#_dkyu99sg1ult" text:style-name="Index_20_Link" text:visited-style-name="Index_20_Link"><text:span text:style-name="T1">Gestion des compétences</text:span></text:a><text:span text:style-name="T1"><text:tab/>5</text:span></text:p>
          <text:p text:style-name="P4"><text:a xlink:type="simple" xlink:href="#_w8jnrg7n1453" text:style-name="Index_20_Link" text:visited-style-name="Index_20_Link"><text:span text:style-name="T2">Compétences requises</text:span></text:a><text:span text:style-name="T2"><text:tab/>5</text:span></text:p>
          <text:p text:style-name="P5"><text:a xlink:type="simple" xlink:href="#_p8jr4qdxfmsr" text:style-name="Index_20_Link" text:visited-style-name="Index_20_Link"><text:span text:style-name="T2">Niveau d’expérience</text:span></text:a><text:span text:style-name="T2"><text:tab/>5</text:span></text:p>
        </text:index-body>
      </text:table-of-content>
      <text:p text:style-name="Standard"/>
      <text:p text:style-name="Standard"/>
      <text:p text:style-name="P24"><text:bookmark text:name="_pmazbh81wixz"/></text:p>
      <text:p text:style-name="P26"><text:bookmark text:name="_tyf3tdka4if6"/>L’identification du poste</text:p>
      <text:p text:style-name="P20"><text:span text:style-name="T5"><text:s text:c="38"/></text:span><text:span text:style-name="T7"><text:s/>Développeur </text:span><text:span text:style-name="T8">front-end Angular</text:span><text:span text:style-name="T7"> </text:span></text:p>
      <text:p text:style-name="P18"><text:bookmark text:name="_lojggl9umgqn"/>Description brève du poste</text:p>
      <text:p text:style-name="P9">Au sein d’une équipe de 6 développeurs , vous assure<text:span text:style-name="T11">z</text:span> l’implémentation d’une nouvelle solution <text:span text:style-name="T12">pour la banque internationale GitMeMoney . Un</text:span><text:span text:style-name="T13">e</text:span><text:span text:style-name="T12"> application web dédiée à la </text:span><text:span text:style-name="T14"><text:s/>Gestion de Cryptomonnaie</text:span> <text:span text:style-name="T15">avec une architecture microservice <text:s/>basé sur Angular et Java.</text:span></text:p>
      <text:p text:style-name="P10">Vous serez impliqué sur différentes phases du projet <text:span text:style-name="T16">mais principalement sur la couche Front.</text:span></text:p>
      <text:p text:style-name="P11">En collaboration avec les développeurs Back-end, vous développez une U.I adapté aux exigence client <text:span text:style-name="T17">autour des framework Angular, Bootstrap et JQuery. Vous êtes capable de tester votre U.I</text:span></text:p>
      <text:p text:style-name="P22"><text:span text:style-name="T9">Vous maîtrisez les outils </text:span><text:span text:style-name="T10">d’intégration continue (Git, Jenkins).</text:span></text:p>
      <text:p text:style-name="P6"/>
      <text:p text:style-name="P18"><text:bookmark text:name="_3mbb0adk613m"/>Missions confiées</text:p>
      <text:list xml:id="list744137173" text:style-name="WWNum1">
        <text:list-item>
          <text:p text:style-name="P30">Mission 1</text:p>
          <text:list>
            <text:list-item>
              <text:p text:style-name="P41">Participer <text:span text:style-name="T18">au développement du </text:span><text:span text:style-name="T17">front-end</text:span><text:span text:style-name="T18"> </text:span><text:span text:style-name="T17">Angular</text:span><text:span text:style-name="T18"> <text:s/></text:span></text:p>
            </text:list-item>
            <text:list-item>
              <text:p text:style-name="P42">Participer à l’écriture des test<text:span text:style-name="T19">s</text:span></text:p>
            </text:list-item>
            <text:list-item>
              <text:p text:style-name="P43">Assurer l’amélioration continue du code et des bonnes pratiques</text:p>
            </text:list-item>
          </text:list>
        </text:list-item>
        <text:list-item>
          <text:p text:style-name="P33">Mission 2</text:p>
          <text:list>
            <text:list-item>
              <text:p text:style-name="P44">Participer aux réunions <text:span text:style-name="T9">quotidienne</text:span> <text:span text:style-name="T9">de l’</text:span>équipe</text:p>
            </text:list-item>
            <text:list-item>
              <text:p text:style-name="P45">Participer à la rédaction de la documentation technique</text:p>
            </text:list-item>
          </text:list>
        </text:list-item>
        <text:list-item>
          <text:p text:style-name="P33">Mission 3</text:p>
          <text:list>
            <text:list-item>
              <text:p text:style-name="P46">Assurer <text:span text:style-name="T9">l’intégration et la livraison continue de vos réalisation</text:span></text:p>
              <text:p text:style-name="P47"/>
            </text:list-item>
          </text:list>
          <text:p text:style-name="P34"/>
        </text:list-item>
      </text:list>
      <text:p text:style-name="P25"><text:bookmark text:name="_3at9u9s4e0vp"/></text:p>
      <text:p text:style-name="P26"><text:bookmark text:name="_iguw8nkqy3m1"/>Environnement du poste de travail</text:p>
      <text:p text:style-name="P18"><text:bookmark text:name="_ya9ldh31040g"/>Rattachement hiérarchique</text:p>
      <text:p text:style-name="P48">Au sein d’une équipe organisé autour de la méthodologie Scrum, vous serez encadré par un Tech Lead durant l’implémentation des fonctionnalités.</text:p>
      <text:p text:style-name="P18"><text:bookmark text:name="_kxzde1sl79s3"/>Lieu de travail</text:p>
      <text:p text:style-name="P12"><text:span text:style-name="T21">Paris </text:span><text:span text:style-name="T20">au siège de la banque internationale GitMeMoney, avec possibilité de travailler à domicile en Télétravail.</text:span></text:p>
      <text:p text:style-name="P18"><text:bookmark text:name="_am51yn6vjykw"/>Mobilité géographique</text:p>
      <text:p text:style-name="P49">Paris et sa région</text:p>
      <text:p text:style-name="P18"><text:bookmark text:name="_d3333iukpw7"/>Horaires</text:p>
      <text:p text:style-name="P7">9h – 18h </text:p>
      <text:p text:style-name="P6"/>
      <text:p text:style-name="P25"><text:bookmark text:name="_izh0w05mz75r"/></text:p>
      <text:p text:style-name="P26"><text:bookmark text:name="_2np557f0sq81"/>Aspects liés au contrat de travail</text:p>
      <text:p text:style-name="P6"/>
      <text:p text:style-name="P27">Le statut</text:p>
      <text:p text:style-name="P51">Cadre</text:p>
      <text:p text:style-name="P28">Type de contrat de travail</text:p>
      <text:p text:style-name="P13"><text:span text:style-name="T24">Possibilité de CD</text:span><text:span text:style-name="T25">D</text:span><text:span text:style-name="T24"> ou free-lance</text:span></text:p>
      <text:p text:style-name="P28">La rémunération</text:p>
      <text:p text:style-name="P3"><text:span text:style-name="T3">Fourchette 37K€ - </text:span><text:span text:style-name="T4">42</text:span><text:span text:style-name="T3">K€</text:span></text:p>
      <text:p text:style-name="P19"><text:bookmark text:name="_cbey8oml72ps"/>Modalités de temps de travail</text:p>
      <text:p text:style-name="P17"><text:span text:style-name="T26">Temps plein</text:span><text:span text:style-name="T27">.</text:span></text:p>
      <text:p text:style-name="P19"><text:bookmark text:name="_t0a1gynud9mw"/>Diplômes requis</text:p>
      <text:p text:style-name="P23">Non requis</text:p>
      <text:p text:style-name="P25"><text:bookmark text:name="_yb84yajcu17v"/></text:p>
      <text:p text:style-name="P26"><text:bookmark text:name="_dkyu99sg1ult"/>Gestion des compétences</text:p>
      <text:p text:style-name="P19">Compétences requises</text:p>
      <text:p text:style-name="P14">Compétences techniques</text:p>
      <text:list xml:id="list175538680433564" text:continue-numbering="true" text:style-name="WWNum1">
        <text:list-item>
          <text:p text:style-name="P31"><text:span text:style-name="T29">Connaissance avancée d</text:span><text:span text:style-name="T28">u framework Angular</text:span></text:p>
        </text:list-item>
        <text:list-item>
          <text:p text:style-name="P35">Angular et framework front: Bootstrap, JQuery</text:p>
        </text:list-item>
        <text:list-item>
          <text:p text:style-name="P36">Outils de livraison et d’intégration continue (GitLab, Jenkins, SonarQube…)</text:p>
        </text:list-item>
        <text:list-item>
          <text:p text:style-name="P37">Frameworks de test (Cucumber, Jasmine , Karma)</text:p>
        </text:list-item>
      </text:list>
      <text:p text:style-name="P14">Aptitudes professionnelles</text:p>
      <text:list xml:id="list175538304663099" text:continue-numbering="true" text:style-name="WWNum1">
        <text:list-item>
          <text:p text:style-name="P32">Autonome et rigoureux </text:p>
        </text:list-item>
        <text:list-item>
          <text:p text:style-name="P40"><text:span text:style-name="T23">E</text:span><text:span text:style-name="T22">sprit d’équipe</text:span></text:p>
        </text:list-item>
        <text:list-item>
          <text:p text:style-name="P38">Ponctuel </text:p>
        </text:list-item>
        <text:list-item>
          <text:p text:style-name="P39">Curiosité </text:p>
        </text:list-item>
      </text:list>
      <text:p text:style-name="P19"><text:bookmark text:name="_p8jr4qdxfmsr"/>Niveau d’expérience</text:p>
      <text:p text:style-name="P16"><text:span text:style-name="T28">2</text:span> ans d’expérience dans le <text:span text:style-name="T28">développement d’application web </text:span>autour <text:span text:style-name="T28">d’Angular.</text:span></text:p>
      <text:p text:style-name="P8">Bonnes pratiques dans l’implémentation d’interface utilisateur.</text:p>
      <text:p text:style-name="P19"><text:bookmark text:name="_3nssu26ahu41"/>Critères d’évaluations pour l’entretien </text:p>
      <text:p text:style-name="P52">La première impression. </text:p>
      <text:p text:style-name="P52">La formation et les compétences techniques. </text:p>
      <text:p text:style-name="P52">L'expérience. La motivation. </text:p>
      <text:p text:style-name="P52">La capacité d'écoute. </text:p>
      <text:p text:style-name="P52">La rémunération et la disponibilité. </text:p>
      <text:p text:style-name="P19"><text:bookmark text:name="_xwcbvdq1jvg1"/>Type d’évaluation à mettre en place lors de l'entretien</text:p>
      <text:p text:style-name="P50">QCM Angular</text:p>
      <text:p text:style-name="P50">Réalisation d’une petite application Angular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font-name="Open Sans" fo:font-family="'Open Sans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1-08-31T17:55:36.574000000</dc:date>
    <meta:editing-duration>PT12M55S</meta:editing-duration>
    <meta:editing-cycles>11</meta:editing-cycles>
    <meta:document-statistic meta:table-count="0" meta:image-count="0" meta:object-count="0" meta:page-count="5" meta:paragraph-count="82" meta:word-count="438" meta:character-count="2946" meta:non-whitespace-character-count="2552"/>
  </office:meta>
</office:document-meta>
</file>